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style:font-size-asian="14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tusivulla olisi näkyvillä nimeni otsikkona, lyhyt kuvaus itsestäni, profiilikuvani ja navigointi palkki jossa linkit muille sivuille. Otsikkona toimiva nimeni olisi yläreunassa ja sen alla oma profiilikuvani. Navigointi palkki sijaitsisi oikeassa reunassa ja sisältäisi linkit sivuille 'Etusivu', 'Harrastukset', 'Portfolio' ja 'Yhteystiedot'.</text:p>
      <text:p text:style-name="P1"/>
      <text:p text:style-name="P1">Harrastukset sivun otsikkona yläreunassa lukisi 'Harrastukset'. Alempana alatsikkoina lukisi 'Videopelit', 'Pulmatehtävät/pelit' ja 'Tietokoneet'. Alaotsikot olisivat määritelty elementin vasempaan reunaan ja jokaisen alaotsikon alla olisi tekstiä ja mahdollisesti kuvia kyseessä olevasta harrastuksesta.</text:p>
      <text:p text:style-name="P1"/>
      <text:p text:style-name="P1">Portfolio sivun yläreunassa otsikkona lukisi 'Portfolio'. Tämä sivu olisi määritelty siten että jokaisella työnäytteellä olisi oma pieni esikatselu osio jossa olisi työn nimi ja pikkukuva työstä. Työn nimi toimisi linkkinä erilliselle HTML sivulle jossa työstä kerrottaisiin lisää ja sisältäisi itse työnäytteitä mahdollisuuksien mukaan.</text:p>
      <text:p text:style-name="P1"/>
      <text:p text:style-name="P1">Työnäyte sivuilla työn nimi olisi yläreunassa otsikkona ja alla olisi kuvaus työstä. Kuvia voisi katsella galleria scriptin avulla ja video klipeillä olisi videosoitin sivulla.</text:p>
      <text:p text:style-name="P1"/>
      <text:p text:style-name="P1">Yhteystiedot sivulla otsikkona lukisi 'Yhteystiedot'. Yhteystietoni olisivat keskitetty sivun keskelle ja ne olisivat linkitetty asianmukaisesti.</text:p>
      <text:p text:style-name="P1"/>
      <text:p text:style-name="P1">Työnantaja kohderyhmäni on ohjelmistoalan toimijat joten portfolioni keskittyy ohjelmointiin. Heitä kiinnostaa osaamiseni joten portfolioni tulisi olla selvälukuinen ja tiedot näppärästi löydettävissä. Heitä saattaa myöskin kiinnostaa olemukseni sosiaalisessa mediassa joten yhteystietoni pitäisi olla helposti saatavill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ni Korkiakoski</meta:initial-creator>
    <meta:creation-date>2022-05-01T00:02:35.55</meta:creation-date>
    <meta:document-statistic meta:table-count="0" meta:image-count="0" meta:object-count="0" meta:page-count="1" meta:paragraph-count="6" meta:word-count="188" meta:character-count="1628"/>
    <dc:date>2022-05-01T01:06:18.10</dc:date>
    <dc:creator>Joni Korkiakoski</dc:creator>
    <meta:editing-duration>PT1M51S</meta:editing-duration>
    <meta:editing-cycles>1</meta:editing-cycles>
    <meta:generator>OpenOffice/4.1.11$Win32 OpenOffice.org_project/4111m1$Build-9808</meta:generator>
  </office:meta>
</office:document-meta>
</file>